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2d9" officeooo:paragraph-rsid="001492d9"/>
    </style:style>
    <style:style style:name="gr1" style:family="graphic">
      <style:graphic-properties draw:textarea-horizontal-align="justify" draw:textarea-vertical-align="middle" draw:auto-grow-height="false" fo:min-height="0.078cm" fo:min-width="0.9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</text:p>
      <text:p text:style-name="P1">variables a b c ENTERO</text:p>
      <text:p text:style-name="P1">a=3</text:p>
      <text:p text:style-name="P1">b=2</text:p>
      <text:p text:style-name="P1">c= a+b = c=5</text:p>
      <text:p text:style-name="P1"/>
      <text:p text:style-name="P1"><draw:custom-shape text:anchor-type="paragraph" draw:z-index="0" draw:name="Forma 1" draw:style-name="gr1" svg:width="1.119cm" svg:height="0.156cm" svg:x="1.171cm" svg:y="0.138cm"><text:p/><draw:enhanced-geometry svg:viewBox="0 0 21600 21600" draw:text-areas="0 ?f0 ?f5 ?f2" draw:mirror-vertic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 *=a <text:tab/><text:tab/>c= c*a (5 * 3)=15</text:p>
      <text:p text:style-name="P1">c-- = 14</text:p>
      <text:p text:style-name="P1">--------------------------------------------</text:p>
      <text:p text:style-name="P1"/>
      <text:p text:style-name="P1">ALGORITMO</text:p>
      <text:p text:style-name="P1">VARIABLES A B C D ENTERO</text:p>
      <text:p text:style-name="P1">a=2</text:p>
      <text:p text:style-name="P1">b=1</text:p>
      <text:p text:style-name="P1">c=a%b</text:p>
      <text:p text:style-name="P1"/>
      <text:p text:style-name="P1">------------------------------------------------</text:p>
      <text:p text:style-name="P1">variable a b c REAL</text:p>
      <text:p text:style-name="P1">algoritmo</text:p>
      <text:p text:style-name="P1">a=2</text:p>
      <text:p text:style-name="P1">b=3</text:p>
      <text:p text:style-name="P1">c=0,5</text:p>
      <text:p text:style-name="P1">a*=b =6</text:p>
      <text:p text:style-name="P1">a*=c =3</text:p>
      <text:p text:style-name="P1">a*=c =1,5</text:p>
      <text:p text:style-name="P1">a*=b =4,5</text:p>
      <text:p text:style-name="P1">------------------------------------------------</text:p>
      <text:p text:style-name="P1">variable a b ENTERO</text:p>
      <text:p text:style-name="P1">ALGORITMO</text:p>
      <text:p text:style-name="P1">a=2</text:p>
      <text:p text:style-name="P1">b=3</text:p>
      <text:p text:style-name="P1">c=0,5</text:p>
      <text:p text:style-name="P1">a*=b</text:p>
      <text:p text:style-name="P1">a*=c</text:p>
      <text:p text:style-name="P1">a*=c</text:p>
      <text:p text:style-name="P1">a*=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9:04:50.951803380</meta:creation-date>
    <meta:generator>LibreOffice/24.2.7.2$Linux_X86_64 LibreOffice_project/420$Build-2</meta:generator>
    <dc:date>2025-09-11T20:55:56.366375743</dc:date>
    <meta:editing-duration>PT19M26S</meta:editing-duration>
    <meta:editing-cycles>1</meta:editing-cycles>
    <meta:document-statistic meta:table-count="0" meta:image-count="0" meta:object-count="0" meta:page-count="1" meta:paragraph-count="33" meta:word-count="64" meta:character-count="392" meta:non-whitespace-character-count="359"/>
  </office:meta>
</office:document-meta>
</file>